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list-style-name="L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list-style-name="L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3">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14">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 Intro</text:p>
      <text:p text:style-name="P1"/>
      <text:p text:style-name="P14">Music: <text:a xlink:type="simple" xlink:href="https://www.youtube.com/watch?v=BPHpL55D1TI&amp;list=PLiuwwrGk8Sn4gQUA2mHQsAWbY_98VxqgW" text:style-name="Internet_20_link" text:visited-style-name="Visited_20_Internet_20_Link"><text:span text:style-name="T1">Dawn on the Moska River</text:span></text:a></text:p>
      <text:p text:style-name="P2"/>
      <text:p text:style-name="P15">(0:00-0:13)</text:p>
      <text:p text:style-name="P3"/>
      <text:list xml:id="list1291494074952687812" text:style-name="L4">
        <text:list-item>
          <text:p text:style-name="P5">“It's morning in the Town of Two Ford”</text:p>
        </text:list-item>
      </text:list>
      <text:p text:style-name="P2"/>
      <text:p text:style-name="P15">(0:13-0:33)</text:p>
      <text:p text:style-name="P15"/>
      <text:list xml:id="list2413617914501782061" text:style-name="L5">
        <text:list-item>
          <text:p text:style-name="P6">As the sun rises, the shadows of modest log-built shops and cottages begin to yawn over the dirt roads that run between them, as a morning breeze rustles the evergreens.</text:p>
        </text:list-item>
      </text:list>
      <text:p text:style-name="P2"/>
      <text:p text:style-name="P15">(0:33 – 0:54 )</text:p>
      <text:p text:style-name="P2"/>
      <text:list xml:id="list4581841927233480362" text:style-name="L6">
        <text:list-item>
          <text:p text:style-name="P7">Birdsong flutters out from the canopy, answered by a rooster's call which sends squirrels, gophers, mice, and alley cats scurrying from their beds to start the day's foraging and hunting before...</text:p>
        </text:list-item>
      </text:list>
      <text:p text:style-name="P2"/>
      <text:p text:style-name="P15">(0:54 – 1:08)</text:p>
      <text:p text:style-name="P15"/>
      <text:list xml:id="list3378572103316706278" text:style-name="L7">
        <text:list-item>
          <text:p text:style-name="P8"><text:span text:style-name="T2">...*poof* - </text:span>a plume of steam first hops...then floats...lazily out of a brick chimney</text:p>
        </text:list-item>
      </text:list>
      <text:p text:style-name="P2"/>
      <text:p text:style-name="P15">(1:09 – 1:42)</text:p>
      <text:p text:style-name="P15"><text:span text:style-name="T4"/></text:p>
      <text:list xml:id="list7756768012590788694" text:style-name="L14">
        <text:list-item>
          <text:p text:style-name="P17"><text:span text:style-name="T4">Here and there a door creaks open as bleary-eyed townsfolk step into the brisk summer morning, some holding steaming mugs of tea and coffee, others giving a final goodbye hug or kiss to partners, sons or daughters before pulling their doors quietly closed so as not to wake their neighbours.</text:span></text:p>
        </text:list-item>
      </text:list>
      <text:p text:style-name="P15"><text:span text:style-name="T4"/></text:p>
      <text:p text:style-name="P15">(1:27 – 1:42)</text:p>
      <text:p text:style-name="P15"/>
      <text:list xml:id="list37568435" text:continue-numbering="true" text:style-name="L14">
        <text:list-item>
          <text:p text:style-name="P17"><text:span text:style-name="T4">As they step down off their porches, merchants and buskers start unpacking carts, instruments, and boxes until finally...</text:span></text:p>
        </text:list-item>
      </text:list>
      <text:p text:style-name="P2"/>
      <text:p text:style-name="P15">(1:42 – 1:50)</text:p>
      <text:p text:style-name="P15"/>
      <text:list xml:id="list4728793320991568081" text:style-name="L8">
        <text:list-item>
          <text:p text:style-name="P9">...canvas overhangs unfurl, blinds draw, curtains rise...</text:p>
        </text:list-item>
      </text:list>
      <text:p text:style-name="P2"/>
      <text:p text:style-name="P15">(1:51 – 2:33)</text:p>
      <text:p text:style-name="P15"/>
      <text:list xml:id="list2835118699377840594" text:style-name="L9">
        <text:list-item>
          <text:p text:style-name="P10">Two Ford is awake.</text:p>
        </text:list-item>
        <text:list-item>
          <text:p text:style-name="P10">Greetings float between horse-drawn carriages and the calls of shopkeepers hawking their wares.</text:p>
        </text:list-item>
      </text:list>
      <text:p text:style-name="P2"><text:line-break/><text:span text:style-name="T3">(2:33 – 3:09)</text:span></text:p>
      <text:p text:style-name="P2"/>
      <text:list xml:id="list2839041625864607651" text:style-name="L10">
        <text:list-item>
          <text:p text:style-name="P11"><text:soft-page-break/>The clang of hammers and picks bending steel into horseshoes, hoes, and other tools rings out from the smithing district, keeping time for the scythes swaying through fields of wheat and barley. </text:p>
        </text:list-item>
        <text:list-item>
          <text:p text:style-name="P11">Apprentices stand at the ready with tongs to douse their master's work in buckets of water, while farmhands tie the harvested crops into bales and load them onto wagons bumping steadily along behind mules chomping at bits of apple as they clop faitthfully along.</text:p>
        </text:list-item>
      </text:list>
      <text:p text:style-name="P2"/>
      <text:p text:style-name="P15">(3:09 – 3:35)</text:p>
      <text:p text:style-name="P2"/>
      <text:list xml:id="list2812637805391869378" text:style-name="L11">
        <text:list-item>
          <text:p text:style-name="P12">Outside the town hall, children skip, run and totter away from their parents towards the eager, enthusiastic, and definitely not a little bit overwhelmed camp counsellors of the Two Ford Tykes Summercamp</text:p>
        </text:list-item>
        <text:list-item>
          <text:p text:style-name="P12">For the next three weeks, they'll do their level best to teach these young adventurers everything they know about arts, crafts, and the outdoors, between making sure their shoes stay tied and keeping them from blowing their noses on one another.</text:p>
        </text:list-item>
      </text:list>
      <text:p text:style-name="P2"/>
      <text:p text:style-name="P15">(3:35 – 4:23)</text:p>
      <text:p text:style-name="P2"/>
      <text:list xml:id="list4124054659873388896" text:style-name="L12">
        <text:list-item>
          <text:p text:style-name="P13">And so, as the tykes shuffle off to roll call, and the rest of the townsfolk ease into the steady rhythms of their day, Two Ford settles into the quiet calm of late morning.</text:p>
        </text:list-item>
        <text:list-item>
          <text:p text:style-name="P13">While most of its residents work inside at ovens, stoves, benches, and desks, every so often an errand, message or delivery brings the occasional murmurs of life back into the streets.</text:p>
        </text:list-item>
        <text:list-item>
          <text:p text:style-name="P13">One such delivery finds a group of hale and healthy travellers approaching the Two Ford pub alongside a wagon riding low under the weight of several barrels of Ale, each with an upside-down spiral painted on it's side.</text:p>
        </text:list-item>
      </text:list>
      <text:p text:style-name="P2"/>
      <text:p text:style-name="P15">(4:23 – End<text:span text:style-name="T4">)</text:span></text:p>
      <text:p text:style-name="P15"><text:span text:style-name="T4"/></text:p>
      <text:list xml:id="list1620554918487340017" text:style-name="L13">
        <text:list-item>
          <text:p text:style-name="P16"><text:span text:style-name="T4">And on just the other side of the town square, catching sight of the wagon as it comes to a stop and begins to unload, a slight figure, wearing traveller's clothes and carrying a backpack, prepares to take his first step into the town of Two For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7-15T09:02:53.97</meta:creation-date>
    <meta:generator>OpenOffice/4.1.15$Win32 OpenOffice.org_project/4115m2$Build-9813</meta:generator>
    <dc:date>2025-07-15T17:30:46.42</dc:date>
    <dc:creator>Paul Paroczai</dc:creator>
    <meta:editing-duration>PT6H49M17S</meta:editing-duration>
    <meta:editing-cycles>48</meta:editing-cycles>
    <meta:document-statistic meta:table-count="0" meta:image-count="0" meta:object-count="0" meta:page-count="2" meta:paragraph-count="31" meta:word-count="534" meta:character-count="3008"/>
  </office:meta>
</office:document-meta>
</file>